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9.208cm"/>
    </style:style>
    <style:style style:name="co2" style:family="table-column">
      <style:table-column-properties fo:break-before="auto" style:column-width="4.623cm"/>
    </style:style>
    <style:style style:name="co3" style:family="table-column">
      <style:table-column-properties fo:break-before="auto" style:column-width="4.374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4.579cm"/>
    </style:style>
    <style:style style:name="co6" style:family="table-column">
      <style:table-column-properties fo:break-before="auto" style:column-width="5.26cm"/>
    </style:style>
    <style:style style:name="co7" style:family="table-column">
      <style:table-column-properties fo:break-before="auto" style:column-width="4.2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junt de dades complet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>
            <text:p>Parser Statistic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st rows percentage</text:p>
          </table:table-cell>
          <table:table-cell office:value-type="float" office:value="1.18089965659438E+016" calcext:value-type="float">
            <text:p>1,18089965659438E+0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iginal rows count</text:p>
          </table:table-cell>
          <table:table-cell office:value-type="float" office:value="846812" calcext:value-type="float">
            <text:p>8468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al profile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2"/>
          <table:table-cell table:style-name="ce6" office:value-type="string" calcext:value-type="string">
            <text:p>AdGroupId</text:p>
          </table:table-cell>
          <table:table-cell table:style-name="ce6" office:value-type="string" calcext:value-type="string">
            <text:p>CategoryId</text:p>
          </table:table-cell>
          <table:table-cell table:style-name="ce6" office:value-type="string" calcext:value-type="string">
            <text:p>CampaignId</text:p>
          </table:table-cell>
          <table:table-cell table:style-name="ce6" office:value-type="string" calcext:value-type="string">
            <text:p>Customer</text:p>
          </table:table-cell>
          <table:table-cell table:style-name="ce6" office:value-type="string" calcext:value-type="string">
            <text:p>Brand</text:p>
          </table:table-cell>
          <table:table-cell table:style-name="ce6" office:value-type="string" calcext:value-type="string">
            <text:p>Pri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umericResults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Count distinct</text:p>
          </table:table-cell>
          <table:table-cell office:value-type="float" office:value="846811" calcext:value-type="float">
            <text:p>846811</text:p>
          </table:table-cell>
          <table:table-cell office:value-type="float" office:value="6769" calcext:value-type="float">
            <text:p>6769</text:p>
          </table:table-cell>
          <table:table-cell office:value-type="float" office:value="423436" calcext:value-type="float">
            <text:p>423436</text:p>
          </table:table-cell>
          <table:table-cell office:value-type="float" office:value="255875" calcext:value-type="float">
            <text:p>255875</text:p>
          </table:table-cell>
          <table:table-cell office:value-type="float" office:value="99814" calcext:value-type="float">
            <text:p>99814</text:p>
          </table:table-cell>
          <table:table-cell office:value-type="float" office:value="14861" calcext:value-type="float">
            <text:p>148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nt not null</text:p>
          </table:table-cell>
          <table:table-cell table:number-columns-repeated="4" office:value-type="float" office:value="846811" calcext:value-type="float">
            <text:p>846811</text:p>
          </table:table-cell>
          <table:table-cell office:value-type="float" office:value="600481" calcext:value-type="float">
            <text:p>600481</text:p>
          </table:table-cell>
          <table:table-cell office:value-type="float" office:value="846811" calcext:value-type="float">
            <text:p>8468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nt nu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330" calcext:value-type="float">
            <text:p>2463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tropy</text:p>
          </table:table-cell>
          <table:table-cell office:value-type="float" office:value="1.96916804844214E+016" calcext:value-type="float">
            <text:p>1,96916804844214E+016</text:p>
          </table:table-cell>
          <table:table-cell office:value-type="float" office:value="9.53037725512546E+015" calcext:value-type="float">
            <text:p>9,53037725512546E+015</text:p>
          </table:table-cell>
          <table:table-cell office:value-type="float" office:value="1.77387492056223E+016" calcext:value-type="float">
            <text:p>1,77387492056223E+016</text:p>
          </table:table-cell>
          <table:table-cell office:value-type="float" office:value="1.67238572934841E+016" calcext:value-type="float">
            <text:p>1,67238572934841E+016</text:p>
          </table:table-cell>
          <table:table-cell office:value-type="float" office:value="1.45694663115762E+016" calcext:value-type="float">
            <text:p>1,45694663115762E+016</text:p>
          </table:table-cell>
          <table:table-cell office:value-type="float" office:value="9.54154809675484E+015" calcext:value-type="float">
            <text:p>9,54154809675484E+0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umber statistics average</text:p>
          </table:table-cell>
          <table:table-cell office:value-type="float" office:value="4234060" calcext:value-type="float">
            <text:p>4234060</text:p>
          </table:table-cell>
          <table:table-cell office:value-type="float" office:value="5868593464185043" calcext:value-type="float">
            <text:p>5868593464185043</text:p>
          </table:table-cell>
          <table:table-cell office:value-type="float" office:value="2.06552604280058E+016" calcext:value-type="float">
            <text:p>2,06552604280058E+016</text:p>
          </table:table-cell>
          <table:table-cell office:value-type="float" office:value="1.1318040600559E+016" calcext:value-type="float">
            <text:p>1,1318040600559E+016</text:p>
          </table:table-cell>
          <table:table-cell office:value-type="float" office:value="2292544225962187" calcext:value-type="float">
            <text:p>2292544225962187</text:p>
          </table:table-cell>
          <table:table-cell office:value-type="float" office:value="1838867108130995" calcext:value-type="float">
            <text:p>18388671081309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umber statistics max</text:p>
          </table:table-cell>
          <table:table-cell office:value-type="float" office:value="846811" calcext:value-type="float">
            <text:p>846811</text:p>
          </table:table-cell>
          <table:table-cell office:value-type="float" office:value="12960" calcext:value-type="float">
            <text:p>12960</text:p>
          </table:table-cell>
          <table:table-cell office:value-type="float" office:value="423436" calcext:value-type="float">
            <text:p>423436</text:p>
          </table:table-cell>
          <table:table-cell office:value-type="float" office:value="255875" calcext:value-type="float">
            <text:p>255875</text:p>
          </table:table-cell>
          <table:table-cell office:value-type="float" office:value="461497" calcext:value-type="float">
            <text:p>461497</text:p>
          </table:table-cell>
          <table:table-cell office:value-type="float" office:value="1000000000" calcext:value-type="float">
            <text:p>1000000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umber statistics mi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999977648258E+015" calcext:value-type="float">
            <text:p>9,99999977648258E+0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umber statistics standard deviation</text:p>
          </table:table-cell>
          <table:table-cell office:value-type="float" office:value="2.44453279401198E+016" calcext:value-type="float">
            <text:p>2,44453279401198E+016</text:p>
          </table:table-cell>
          <table:table-cell office:value-type="float" office:value="2.70516960604801E+016" calcext:value-type="float">
            <text:p>2,70516960604801E+016</text:p>
          </table:table-cell>
          <table:table-cell office:value-type="float" office:value="1.25192266987676E+016" calcext:value-type="float">
            <text:p>1,25192266987676E+016</text:p>
          </table:table-cell>
          <table:table-cell office:value-type="float" office:value="7343579158948337" calcext:value-type="float">
            <text:p>7343579158948337</text:p>
          </table:table-cell>
          <table:table-cell office:value-type="float" office:value="1.32288739480457E+016" calcext:value-type="float">
            <text:p>1,32288739480457E+016</text:p>
          </table:table-cell>
          <table:table-cell office:value-type="float" office:value="3.10887516606389E+016" calcext:value-type="float">
            <text:p>3,10887516606389E+0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umber statistics variance</text:p>
          </table:table-cell>
          <table:table-cell office:value-type="float" office:value="5975740580999999" calcext:value-type="float">
            <text:p>5975740580999999</text:p>
          </table:table-cell>
          <table:table-cell office:value-type="float" office:value="7317942597485964" calcext:value-type="float">
            <text:p>7317942597485964</text:p>
          </table:table-cell>
          <table:table-cell office:value-type="float" office:value="1567310371351359" calcext:value-type="float">
            <text:p>1567310371351359</text:p>
          </table:table-cell>
          <table:table-cell office:value-type="float" office:value="5392815486374036" calcext:value-type="float">
            <text:p>5392815486374036</text:p>
          </table:table-cell>
          <table:table-cell office:value-type="float" office:value="1.75003105933282E+016" calcext:value-type="float">
            <text:p>1,75003105933282E+016</text:p>
          </table:table-cell>
          <table:table-cell office:value-type="float" office:value="9.66510479816877E+015" calcext:value-type="float">
            <text:p>9,66510479816877E+0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cution call tracker</text:p>
          </table:table-cell>
          <table:table-cell table:style-name="ce5" table:number-columns-repeated="6"/>
          <table:table-cell table:style-name="ce19" table:number-columns-repeated="9"/>
          <table:table-cell table:number-columns-repeated="1008"/>
        </table:table-row>
        <table:table-row table:style-name="ro1">
          <table:table-cell table:style-name="ce2" office:value-type="string" calcext:value-type="string">
            <text:p>Function name</text:p>
          </table:table-cell>
          <table:table-cell table:style-name="ce6" office:value-type="string" calcext:value-type="string">
            <text:p>Execution time</text:p>
          </table:table-cell>
          <table:table-cell table:style-name="ce6" table:number-columns-repeated="4"/>
          <table:table-cell table:style-name="ce6" office:value-type="string" calcext:value-type="string">
            <text:p>Call count</text:p>
          </table:table-cell>
          <table:table-cell table:style-name="ce19" table:number-columns-repeated="9"/>
          <table:table-cell table:number-columns-repeated="1008"/>
        </table:table-row>
        <table:table-row table:style-name="ro1">
          <table:table-cell table:style-name="ce3"/>
          <table:table-cell table:style-name="ce15" office:value-type="string" calcext:value-type="string">
            <text:p>Median in seconds</text:p>
          </table:table-cell>
          <table:table-cell table:style-name="ce15" office:value-type="string" calcext:value-type="string">
            <text:p>Mean in seconds</text:p>
          </table:table-cell>
          <table:table-cell table:style-name="ce15" office:value-type="string" calcext:value-type="string">
            <text:p>Min in seconds</text:p>
          </table:table-cell>
          <table:table-cell table:style-name="ce15" office:value-type="string" calcext:value-type="string">
            <text:p>Max in seconds</text:p>
          </table:table-cell>
          <table:table-cell table:style-name="ce15" office:value-type="string" calcext:value-type="string">
            <text:p>Standard deviation in seconds </text:p>
          </table:table-cell>
          <table:table-cell table:style-name="ce15"/>
          <table:table-cell table:style-name="ce20" table:number-columns-repeated="9"/>
          <table:table-cell table:style-name="ce4" table:number-columns-repeated="1008"/>
        </table:table-row>
        <table:table-row table:style-name="ro1">
          <table:table-cell table:style-name="ce3" office:value-type="string" calcext:value-type="string">
            <text:p>Getdescription. emit columnar statistics</text:p>
          </table:table-cell>
          <table:table-cell table:number-columns-repeated="4" table:style-name="ce16" office:value-type="float" office:value="18.386579" calcext:value-type="float">
            <text:p>1,84E+01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Numericprocessor.process</text:p>
          </table:table-cell>
          <table:table-cell table:style-name="ce16" office:value-type="float" office:value="2.7799915" calcext:value-type="float">
            <text:p>2,78E+00</text:p>
          </table:table-cell>
          <table:table-cell table:style-name="ce16" office:value-type="float" office:value="3.02751733333333" calcext:value-type="float">
            <text:p>3,03E+00</text:p>
          </table:table-cell>
          <table:table-cell table:style-name="ce16" office:value-type="float" office:value="2.473868" calcext:value-type="float">
            <text:p>2,47E+00</text:p>
          </table:table-cell>
          <table:table-cell table:style-name="ce16" office:value-type="float" office:value="4.547218" calcext:value-type="float">
            <text:p>4,55E+00</text:p>
          </table:table-cell>
          <table:table-cell table:style-name="ce16" office:value-type="float" office:value="0.766149103810392" calcext:value-type="float">
            <text:p>7,66E-01</text:p>
          </table:table-cell>
          <table:table-cell table:style-name="ce18" office:value-type="float" office:value="6" calcext:value-type="float">
            <text:p>6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Workflowbreakercheckpointer.checkpoint</text:p>
          </table:table-cell>
          <table:table-cell table:number-columns-repeated="2" table:style-name="ce16" office:value-type="float" office:value="1.612221" calcext:value-type="float">
            <text:p>1,61E+00</text:p>
          </table:table-cell>
          <table:table-cell table:style-name="ce17" office:value-type="float" office:value="1.612221" calcext:value-type="float">
            <text:p>1,61</text:p>
          </table:table-cell>
          <table:table-cell table:style-name="ce16" office:value-type="float" office:value="1.612221" calcext:value-type="float">
            <text:p>1,61E+00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Columnstatisticscalculator.calculate number statistics</text:p>
          </table:table-cell>
          <table:table-cell table:style-name="ce16" office:value-type="float" office:value="1.461921" calcext:value-type="float">
            <text:p>1,46E+00</text:p>
          </table:table-cell>
          <table:table-cell table:style-name="ce16" office:value-type="float" office:value="1.52802283333333" calcext:value-type="float">
            <text:p>1,53E+00</text:p>
          </table:table-cell>
          <table:table-cell table:style-name="ce16" office:value-type="float" office:value="1.291489" calcext:value-type="float">
            <text:p>1,29E+00</text:p>
          </table:table-cell>
          <table:table-cell table:style-name="ce16" office:value-type="float" office:value="1.987285" calcext:value-type="float">
            <text:p>1,99E+00</text:p>
          </table:table-cell>
          <table:table-cell table:style-name="ce16" office:value-type="float" office:value="0.244316326859599" calcext:value-type="float">
            <text:p>2,44E-01</text:p>
          </table:table-cell>
          <table:table-cell table:style-name="ce18" office:value-type="float" office:value="6" calcext:value-type="float">
            <text:p>6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Columnstatisticscalculator.calculate average count</text:p>
          </table:table-cell>
          <table:table-cell table:style-name="ce16" office:value-type="float" office:value="0.694554" calcext:value-type="float">
            <text:p>6,95E-01</text:p>
          </table:table-cell>
          <table:table-cell table:style-name="ce16" office:value-type="float" office:value="0.750968666666667" calcext:value-type="float">
            <text:p>7,51E-01</text:p>
          </table:table-cell>
          <table:table-cell table:style-name="ce16" office:value-type="float" office:value="0.620256" calcext:value-type="float">
            <text:p>6,20E-01</text:p>
          </table:table-cell>
          <table:table-cell table:style-name="ce16" office:value-type="float" office:value="1.12211" calcext:value-type="float">
            <text:p>1,12E+00</text:p>
          </table:table-cell>
          <table:table-cell table:style-name="ce16" office:value-type="float" office:value="0.187843929808409" calcext:value-type="float">
            <text:p>1,88E-01</text:p>
          </table:table-cell>
          <table:table-cell table:style-name="ce18" office:value-type="float" office:value="6" calcext:value-type="float">
            <text:p>6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Columnstatisticscalculator.calculate entropy</text:p>
          </table:table-cell>
          <table:table-cell table:style-name="ce16" office:value-type="float" office:value="0.5156785" calcext:value-type="float">
            <text:p>5,16E-01</text:p>
          </table:table-cell>
          <table:table-cell table:style-name="ce16" office:value-type="float" office:value="0.590405833333333" calcext:value-type="float">
            <text:p>5,90E-01</text:p>
          </table:table-cell>
          <table:table-cell table:style-name="ce16" office:value-type="float" office:value="0.468226" calcext:value-type="float">
            <text:p>4,68E-01</text:p>
          </table:table-cell>
          <table:table-cell table:style-name="ce16" office:value-type="float" office:value="0.959824" calcext:value-type="float">
            <text:p>9,60E-01</text:p>
          </table:table-cell>
          <table:table-cell table:style-name="ce17" office:value-type="float" office:value="0.184198365995376" calcext:value-type="float">
            <text:p>0,18</text:p>
          </table:table-cell>
          <table:table-cell table:style-name="ce18" office:value-type="float" office:value="6" calcext:value-type="float">
            <text:p>6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Numericprocessor. calculate distinct rows count</text:p>
          </table:table-cell>
          <table:table-cell table:style-name="ce16" office:value-type="float" office:value="0.3756905" calcext:value-type="float">
            <text:p>3,76E-01</text:p>
          </table:table-cell>
          <table:table-cell table:style-name="ce16" office:value-type="float" office:value="0.483723333333333" calcext:value-type="float">
            <text:p>4,84E-01</text:p>
          </table:table-cell>
          <table:table-cell table:style-name="ce16" office:value-type="float" office:value="0.293936" calcext:value-type="float">
            <text:p>2,94E-01</text:p>
          </table:table-cell>
          <table:table-cell table:style-name="ce16" office:value-type="float" office:value="1.015386" calcext:value-type="float">
            <text:p>1,02E+00</text:p>
          </table:table-cell>
          <table:table-cell table:style-name="ce16" office:value-type="float" office:value="0.275944973739089" calcext:value-type="float">
            <text:p>2,76E-01</text:p>
          </table:table-cell>
          <table:table-cell table:style-name="ce18" office:value-type="float" office:value="6" calcext:value-type="float">
            <text:p>6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Columnstatisticscalculator.calculate variance</text:p>
          </table:table-cell>
          <table:table-cell table:style-name="ce16" office:value-type="float" office:value="0.358409" calcext:value-type="float">
            <text:p>3,58E-01</text:p>
          </table:table-cell>
          <table:table-cell table:style-name="ce16" office:value-type="float" office:value="0.349036833333333" calcext:value-type="float">
            <text:p>3,49E-01</text:p>
          </table:table-cell>
          <table:table-cell table:style-name="ce16" office:value-type="float" office:value="0.288883" calcext:value-type="float">
            <text:p>2,89E-01</text:p>
          </table:table-cell>
          <table:table-cell table:style-name="ce16" office:value-type="float" office:value="0.406911" calcext:value-type="float">
            <text:p>4,07E-01</text:p>
          </table:table-cell>
          <table:table-cell table:style-name="ce16" office:value-type="float" office:value="0.0442738361356531" calcext:value-type="float">
            <text:p>4,43E-02</text:p>
          </table:table-cell>
          <table:table-cell table:style-name="ce18" office:value-type="float" office:value="6" calcext:value-type="float">
            <text:p>6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Columnstatisticscalculator.calculate min max</text:p>
          </table:table-cell>
          <table:table-cell table:style-name="ce16" office:value-type="float" office:value="0.3256565" calcext:value-type="float">
            <text:p>3,26E-01</text:p>
          </table:table-cell>
          <table:table-cell table:style-name="ce16" office:value-type="float" office:value="0.334353333333333" calcext:value-type="float">
            <text:p>3,34E-01</text:p>
          </table:table-cell>
          <table:table-cell table:style-name="ce16" office:value-type="float" office:value="0.276944" calcext:value-type="float">
            <text:p>2,77E-01</text:p>
          </table:table-cell>
          <table:table-cell table:style-name="ce16" office:value-type="float" office:value="0.386193" calcext:value-type="float">
            <text:p>3,86E-01</text:p>
          </table:table-cell>
          <table:table-cell table:style-name="ce16" office:value-type="float" office:value="0.0434380151603025" calcext:value-type="float">
            <text:p>4,34E-02</text:p>
          </table:table-cell>
          <table:table-cell table:style-name="ce18" office:value-type="float" office:value="6" calcext:value-type="float">
            <text:p>6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Numericprocessor. calculate null rows count</text:p>
          </table:table-cell>
          <table:table-cell table:style-name="ce16" office:value-type="float" office:value="0.1066225" calcext:value-type="float">
            <text:p>1,07E-01</text:p>
          </table:table-cell>
          <table:table-cell table:style-name="ce16" office:value-type="float" office:value="0.106404166666667" calcext:value-type="float">
            <text:p>1,06E-01</text:p>
          </table:table-cell>
          <table:table-cell table:style-name="ce16" office:value-type="float" office:value="0.100649" calcext:value-type="float">
            <text:p>1,01E-01</text:p>
          </table:table-cell>
          <table:table-cell table:style-name="ce16" office:value-type="float" office:value="0.111147" calcext:value-type="float">
            <text:p>1,11E-01</text:p>
          </table:table-cell>
          <table:table-cell table:style-name="ce16" office:value-type="float" office:value="0.00468081084499968" calcext:value-type="float">
            <text:p>4,68E-03</text:p>
          </table:table-cell>
          <table:table-cell table:style-name="ce18" office:value-type="float" office:value="6" calcext:value-type="float">
            <text:p>6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Numericprocessor. calculate not null rows count</text:p>
          </table:table-cell>
          <table:table-cell table:style-name="ce16" office:value-type="float" office:value="0.054181" calcext:value-type="float">
            <text:p>5,42E-02</text:p>
          </table:table-cell>
          <table:table-cell table:style-name="ce16" office:value-type="float" office:value="0.0548575" calcext:value-type="float">
            <text:p>5,49E-02</text:p>
          </table:table-cell>
          <table:table-cell table:style-name="ce16" office:value-type="float" office:value="0.041527" calcext:value-type="float">
            <text:p>4,15E-02</text:p>
          </table:table-cell>
          <table:table-cell table:style-name="ce16" office:value-type="float" office:value="0.069105" calcext:value-type="float">
            <text:p>6,91E-02</text:p>
          </table:table-cell>
          <table:table-cell table:style-name="ce16" office:value-type="float" office:value="0.0122522857581759" calcext:value-type="float">
            <text:p>1,23E-02</text:p>
          </table:table-cell>
          <table:table-cell table:style-name="ce18" office:value-type="float" office:value="6" calcext:value-type="float">
            <text:p>6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Tupleprocessor.process</text:p>
          </table:table-cell>
          <table:table-cell table:number-columns-repeated="4" table:style-name="ce16" office:value-type="float" office:value="0.000159" calcext:value-type="float">
            <text:p>1,59E-04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style-name="ce4" table:number-columns-repeated="1017"/>
        </table:table-row>
        <table:table-row table:style-name="ro1">
          <table:table-cell table:style-name="ce3" office:value-type="string" calcext:value-type="string">
            <text:p>Columnstatisticscalculator. calculate standard deviation</text:p>
          </table:table-cell>
          <table:table-cell table:style-name="ce16" office:value-type="float" office:value="0.000005" calcext:value-type="float">
            <text:p>5,00E-06</text:p>
          </table:table-cell>
          <table:table-cell table:style-name="ce16" office:value-type="float" office:value="0.00000433333333333333" calcext:value-type="float">
            <text:p>4,33E-06</text:p>
          </table:table-cell>
          <table:table-cell table:style-name="ce16" office:value-type="float" office:value="0.000003" calcext:value-type="float">
            <text:p>3,00E-06</text:p>
          </table:table-cell>
          <table:table-cell table:style-name="ce16" office:value-type="float" office:value="0.000005" calcext:value-type="float">
            <text:p>5,00E-06</text:p>
          </table:table-cell>
          <table:table-cell table:style-name="ce17" office:value-type="float" office:value="0.00000103279555898864" calcext:value-type="float">
            <text:p>0,0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onjunt de dades complet'.A22:'Conjunt de dades complet'.G35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Verdan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03:22:41.842913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07:11:11.667826286</dc:date>
    <meta:editing-duration>PT50M46S</meta:editing-duration>
    <meta:editing-cycles>6</meta:editing-cycles>
    <meta:document-statistic meta:table-count="1" meta:cell-count="179" meta:object-count="0"/>
  </office:meta>
</office:document-meta>
</file>